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Segoe UI" svg:font-family="'Segoe UI'"/>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59"/>
    <style:style style:name="P5" style:family="paragraph" style:parent-style-name="Standard" style:list-style-name="L60"/>
    <style:style style:name="P6" style:family="paragraph" style:parent-style-name="Standard" style:list-style-name="L61"/>
    <style:style style:name="P7" style:family="paragraph" style:parent-style-name="Standard" style:list-style-name="L63"/>
    <style:style style:name="P8"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9"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0"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2"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3"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14"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5" style:family="paragraph" style:parent-style-name="Standard">
      <style:paragraph-properties fo:background-color="#000000">
        <style:background-image/>
      </style:paragraph-properties>
      <style:text-properties fo:font-size="10pt" style:font-size-asian="10pt" style:font-size-complex="10pt"/>
    </style:style>
    <style:style style:name="P16"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T1" style:family="text">
      <style:text-properties style:text-underline-style="none"/>
    </style:style>
    <style:style style:name="T2" style:family="text">
      <style:text-properties style:font-name="Envy Code R VS"/>
    </style:style>
    <style:style style:name="T3"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4"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5" style:family="text">
      <style:text-properties style:font-name="Envy Code R VS" fo:language="zxx" fo:country="none" fo:font-style="normal" style:text-underline-style="none" style:language-asian="zxx" style:country-asian="none" style:font-style-asian="normal" style:language-complex="zxx" style:country-complex="none" style:font-style-complex="normal"/>
    </style:style>
    <style:style style:name="T6" style:family="text">
      <style:text-properties fo:color="#8ac6f2" style:font-name="Consolas" style:font-name-asian="Consolas" style:font-name-complex="Consolas"/>
    </style:style>
    <style:style style:name="T7"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8" style:family="text">
      <style:text-properties fo:color="#8ac6f2" style:font-name="Consolas" fo:font-weight="normal" style:font-name-asian="Consolas" style:font-weight-asian="normal" style:font-name-complex="Consolas" style:font-weight-complex="normal"/>
    </style:style>
    <style:style style:name="T9" style:family="text">
      <style:text-properties fo:color="#8ac6f2" style:font-name="Consolas" fo:font-size="11pt" style:font-name-asian="Consolas" style:font-size-asian="11pt" style:font-name-complex="Consolas" style:font-size-complex="11pt"/>
    </style:style>
    <style:style style:name="T10" style:family="text">
      <style:text-properties fo:color="#8ac6f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11" style:family="text">
      <style:text-properties fo:color="#8ac6f2" style:font-name="Consolas" fo:font-size="11pt" fo:font-weight="normal" style:font-name-asian="Consolas" style:font-size-asian="11pt" style:font-weight-asian="normal" style:font-name-complex="Consolas" style:font-size-complex="11pt" style:font-weight-complex="normal"/>
    </style:style>
    <style:style style:name="T12" style:family="text">
      <style:text-properties fo:color="#e8f3f6"/>
    </style:style>
    <style:style style:name="T13" style:family="text">
      <style:text-properties fo:color="#e8f3f6" style:font-name="Consolas" style:font-name-asian="Consolas" style:font-name-complex="Consolas"/>
    </style:style>
    <style:style style:name="T14" style:family="text">
      <style:text-properties fo:color="#e8f3f6" style:font-name="Consolas" fo:font-weight="normal" style:font-name-asian="Consolas" style:font-weight-asian="normal" style:font-name-complex="Consolas" style:font-weight-complex="normal"/>
    </style:style>
    <style:style style:name="T15"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6" style:family="text">
      <style:text-properties fo:color="#e8f3f6" style:font-name="Consolas" fo:font-size="11pt" style:font-name-asian="Consolas" style:font-size-asian="11pt" style:font-name-complex="Consolas" style:font-size-complex="11pt"/>
    </style:style>
    <style:style style:name="T17" style:family="text">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18"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19" style:family="text">
      <style:text-properties fo:color="#e5786d" style:font-name="Consolas" style:font-name-asian="Consolas" style:font-name-complex="Consolas"/>
    </style:style>
    <style:style style:name="T20"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1" style:family="text">
      <style:text-properties fo:color="#e5786d" style:font-name="Consolas" fo:font-weight="normal" style:font-name-asian="Consolas" style:font-weight-asian="normal" style:font-name-complex="Consolas" style:font-weight-complex="normal"/>
    </style:style>
    <style:style style:name="T22" style:family="text">
      <style:text-properties fo:color="#e5786d" style:font-name="Consolas" fo:font-size="11pt" style:font-name-asian="Consolas" style:font-size-asian="11pt" style:font-name-complex="Consolas" style:font-size-complex="11pt"/>
    </style:style>
    <style:style style:name="T23" style:family="text">
      <style:text-properties fo:color="#e5786d"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4" style:family="text">
      <style:text-properties fo:color="#e5786d" style:font-name="Consolas" fo:font-size="11pt" fo:font-weight="normal" style:font-name-asian="Consolas" style:font-size-asian="11pt" style:font-weight-asian="normal" style:font-name-complex="Consolas" style:font-size-complex="11pt" style:font-weight-complex="normal"/>
    </style:style>
    <style:style style:name="T25" style:family="text">
      <style:text-properties fo:color="#cae682" style:font-name="Consolas" style:font-name-asian="Consolas" style:font-name-complex="Consolas"/>
    </style:style>
    <style:style style:name="T26"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7" style:family="text">
      <style:text-properties fo:color="#cae682" style:font-name="Consolas" fo:font-size="11pt" style:font-name-asian="Consolas" style:font-size-asian="11pt" style:font-name-complex="Consolas" style:font-size-complex="11pt"/>
    </style:style>
    <style:style style:name="T28" style:family="text">
      <style:text-properties fo:color="#cae68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9" style:family="text">
      <style:text-properties fo:color="#00008b" style:font-name="Consolas" fo:font-weight="bold" style:font-name-asian="Consolas" style:font-weight-asian="bold" style:font-name-complex="Consolas" style:font-weight-complex="bold"/>
    </style:style>
    <style:style style:name="T30"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31" style:family="text">
      <style:text-properties fo:color="#ff0000" style:font-name="Consolas" style:font-name-asian="Consolas" style:font-name-complex="Consolas"/>
    </style:style>
    <style:style style:name="T32"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3" style:family="text">
      <style:text-properties fo:color="#ff0000" style:font-name="Consolas" fo:font-size="11pt" style:font-name-asian="Consolas" style:font-size-asian="11pt" style:font-name-complex="Consolas" style:font-size-complex="11pt"/>
    </style:style>
    <style:style style:name="T34" style:family="text">
      <style:text-properties style:text-underline-style="solid" style:text-underline-width="auto" style:text-underline-color="font-color"/>
    </style:style>
    <style:style style:name="T35" style:family="text">
      <style:text-properties fo:language="zxx" fo:country="none"/>
    </style:style>
    <style:style style:name="T36"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37" style:family="text">
      <style:text-properties fo:color="#8b9699" style:font-name="Consolas" style:font-name-asian="Consolas" style:font-name-complex="Consolas"/>
    </style:style>
    <style:style style:name="T38" style:family="text">
      <style:text-properties fo:color="#8b9699" style:font-name="Consolas" fo:font-weight="normal" style:font-name-asian="Consolas" style:font-weight-asian="normal" style:font-name-complex="Consolas" style:font-weight-complex="normal"/>
    </style:style>
    <style:style style:name="T39" style:family="text">
      <style:text-properties fo:color="#8b9699" style:font-name="Consolas" fo:font-size="11pt" style:font-name-asian="Consolas" style:font-size-asian="11pt" style:font-name-complex="Consolas" style:font-size-complex="11pt"/>
    </style:style>
    <style:style style:name="T40" style:family="text">
      <style:text-properties fo:color="#8b9699" style:font-name="Consolas" fo:font-size="11pt" fo:font-weight="normal" style:font-name-asian="Consolas" style:font-size-asian="11pt" style:font-weight-asian="normal" style:font-name-complex="Consolas" style:font-size-complex="11pt" style:font-weight-complex="normal"/>
    </style:style>
    <style:style style:name="T41" style:family="text">
      <style:text-properties style:font-name="Consolas"/>
    </style:style>
    <style:style style:name="T42" style:family="text">
      <style:text-properties style:font-name-asian="Consolas"/>
    </style:style>
    <style:style style:name="T43" style:family="text">
      <style:text-properties style:font-name-complex="Consolas"/>
    </style:style>
    <style:style style:name="T44" style:family="text">
      <style:text-properties fo:font-size="10pt"/>
    </style:style>
    <style:style style:name="T45" style:family="text">
      <style:text-properties style:font-size-asian="10pt"/>
    </style:style>
    <style:style style:name="T46" style:family="text">
      <style:text-properties style:font-size-complex="10pt"/>
    </style:style>
    <style:style style:name="T47" style:family="text">
      <style:text-properties fo:font-style="normal"/>
    </style:style>
    <style:style style:name="T48" style:family="text">
      <style:text-properties style:language-asian="zxx" style:country-asian="none"/>
    </style:style>
    <style:style style:name="T49" style:family="text">
      <style:text-properties style:font-style-asian="normal"/>
    </style:style>
    <style:style style:name="T50" style:family="text">
      <style:text-properties style:language-complex="zxx" style:country-complex="none"/>
    </style:style>
    <style:style style:name="T51" style:family="text">
      <style:text-properties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DD VALUE OBJECT RouteStatus<text:span text:style-name="T1">:</text:span></text:p>
      <text:p text:style-name="P1"/>
      <text:p text:style-name="P1"><text:span text:style-name="T34">Analisis Previo</text:span>:</text:p>
      <text:p text:style-name="P1"/>
      <text:p text:style-name="P1">Ya hemos comentado con anterioridad que no nos gustaba demasiado la idea de usar objetos de tipo enum, siempre y cuando pudiesemos usar clases.</text:p>
      <text:p text:style-name="P1"/>
      <text:p text:style-name="P1">Tambien sugerimos una solucion para este problema, y dejamos la puesrta abierta a algun tipo de mejora que nos pudiese permitir diseñar este tipo de objetos usando BDD, aunque tengamos que tener presente en todo momento, la particularidad de este tipo de objetos.</text:p>
      <text:p text:style-name="P1"/>
      <text:p text:style-name="P1">Pues esa es precisamente la tarea a la que se enfrentara este capitulo. A traves del desarrollo del DDD_Value_Object RouteStatus intentaremos poner en uso todo lo aprendido hasta ahora.</text:p>
      <text:p text:style-name="P1"/>
      <text:p text:style-name="P1">La idea es tratar a este DDD_Value_Object, de la misma forma que tratariamos a cualquier otro DDD_Value_Object, a saber:</text:p>
      <text:p text:style-name="P1"/>
      <text:list xml:id="list35198025" text:style-name="L59">
        <text:list-item>
          <text:p text:style-name="P4"><text:span text:style-name="T3">Implementar la interface IValueObject&lt;T&gt;.</text:span></text:p>
        </text:list-item>
        <text:list-item>
          <text:p text:style-name="P4"><text:span text:style-name="T3">Implementar el metodo has_the_same_value_as().</text:span></text:p>
        </text:list-item>
      </text:list>
      <text:p text:style-name="Standard"><text:span text:style-name="T3"/></text:p>
      <text:p text:style-name="Standard"><text:span text:style-name="T3">Para ello, debemos tener en cuenta los requisitos. RouteStatus puede tomar tres valores:</text:span></text:p>
      <text:p text:style-name="Standard"><text:span text:style-name="T3"/></text:p>
      <text:list xml:id="list35212073" text:style-name="L60">
        <text:list-item>
          <text:p text:style-name="P5"><text:span text:style-name="T3">NOT_ROUTED.</text:span></text:p>
        </text:list-item>
        <text:list-item>
          <text:p text:style-name="P5"><text:span text:style-name="T3">ROUTED.</text:span></text:p>
        </text:list-item>
        <text:list-item>
          <text:p text:style-name="P5"><text:span text:style-name="T3">MISROUTED.</text:span></text:p>
        </text:list-item>
      </text:list>
      <text:p text:style-name="Standard"><text:span text:style-name="T3"/></text:p>
      <text:p text:style-name="Standard"><text:span text:style-name="T3">Valores utilizados unicamente por el DDD_Value_Object IDelivery (todavia no hemos desarrollado su implementacion, Delivery), al menos, esa es nuestra idea inicial.</text:span></text:p>
      <text:p text:style-name="Standard"><text:span text:style-name="T3"/></text:p>
      <text:p text:style-name="Standard"><text:span text:style-name="T3">Con esta informacion deberiamos tener suficiente para empezar con el codigo</text:span></text:p>
      <text:p text:style-name="Standard"><text:span text:style-name="T3"/></text:p>
      <text:p text:style-name="Standard"><text:span text:style-name="T4">RouteStatusSpecs - concern_for_route_status</text:span><text:span text:style-name="T3">:</text:span></text:p>
      <text:p text:style-name="Standard"><text:span text:style-name="T3"/></text:p>
      <text:p text:style-name="Standard"><text:span text:style-name="T3">Como siempre empezamos con la clase base abstracta que nos permitira canalizar el uso de Observes.</text:span></text:p>
      <text:p text:style-name="Standard"><text:span text:style-name="T3"/></text:p>
      <text:p text:style-name="Standard"><text:span text:style-name="T3">Dentro de Machine.Specifications.DevelopWithPassion.Rhino, podemos encontrarnos, entre <text:s text:c="2"/>otros con los siguientes metodos:</text:span></text:p>
      <text:p text:style-name="Standard"><text:span text:style-name="T3"/></text:p>
      <text:p text:style-name="P15"><text:span text:style-name="T7">public</text:span><text:span text:style-name="T15"> </text:span><text:span text:style-name="T7">class</text:span><text:span text:style-name="T15"> </text:span><text:span text:style-name="T26">Observes</text:span><text:span text:style-name="T15">&lt;ClassUnderTest&gt; : </text:span><text:span text:style-name="T26">Observes</text:span><text:span text:style-name="T15">&lt;ClassUnderTest,ClassUnderTest&gt;</text:span></text:p>
      <text:p text:style-name="Standard"><text:span text:style-name="T3"/></text:p>
      <text:p text:style-name="Standard"><text:span text:style-name="T3">Que no hemos usado hasta ahora, ya que siempre nos hemos decantado por la version que incluye no solo la "ClassUnderTest", sino tambien el "Contract":</text:span></text:p>
      <text:p text:style-name="Standard"><text:span text:style-name="T3"/></text:p>
      <text:p text:style-name="P15"><text:span text:style-name="T7">public</text:span><text:span text:style-name="T15"> </text:span><text:span text:style-name="T7">class</text:span><text:span text:style-name="T15"> </text:span><text:span text:style-name="T26">Observes</text:span><text:span text:style-name="T15">&lt;Contract,ClassUnderTest&gt; :</text:span></text:p>
      <text:p text:style-name="P15"><text:span text:style-name="T15"><text:s text:c="13"/></text:span><text:span text:style-name="T26">InstanceObservations</text:span><text:span text:style-name="T15">&lt;Contract,ClassUnderTest,</text:span><text:span text:style-name="T26">RhinoMocksMockFactory</text:span><text:span text:style-name="T15">&gt;</text:span></text:p>
      <text:p text:style-name="P15"><text:span text:style-name="T15"><text:s text:c="13"/></text:span><text:span text:style-name="T6">where</text:span><text:span text:style-name="T13"> ClassUnderTest : Contract </text:span></text:p>
      <text:p text:style-name="Standard"><text:span text:style-name="T3"/></text:p>
      <text:p text:style-name="Standard"><text:span text:style-name="T3">Y que obliga a que el "Contract" este implementado por la "ClassUnderTest".</text:span></text:p>
      <text:p text:style-name="Standard"><text:span text:style-name="T3"/></text:p>
      <text:p text:style-name="Standard"><text:span text:style-name="T3">Esto es lo que hay cuando vemos detras de la cortina del numero de magia que parece ser SUT (System Under Test).</text:span></text:p>
      <text:p text:style-name="Standard"><text:span text:style-name="T3"/></text:p>
      <text:p text:style-name="Standard"><text:span text:style-name="T3">Una vez aclarado esto (se supone que si has llegado hasta aqui, ya habras obtenido la suficiente experiencia y soltura como para soporta, y desamos tambien que apreciar, un poco de conocimiento mas profundo del porque de las cosas), vamos con nuestra tarea:</text:span></text:p>
      <text:p text:style-name="Standard"><text:span text:style-name="T3"/></text:p>
      <text:p text:style-name="P15"><text:span text:style-name="T7">namespace</text:span><text:span text:style-name="T15"> dddsample.specs.domain.model.cargo.aggregate</text:span></text:p>
      <text:p text:style-name="P8">{</text:p>
      <text:p text:style-name="P16"><text:span text:style-name="T13"><text:s text:c="4"/></text:span><text:span text:style-name="T6">public</text:span><text:span text:style-name="T13"> </text:span><text:span text:style-name="T6">abstract</text:span><text:span text:style-name="T13"> </text:span><text:span text:style-name="T6">class</text:span><text:span text:style-name="T13"> </text:span><text:span text:style-name="T25">concern_for_route_status</text:span><text:span text:style-name="T13"> : </text:span></text:p>
      <text:p text:style-name="P16"><text:soft-page-break/><text:span text:style-name="T13"><text:s text:c="26"/></text:span><text:span text:style-name="T25">Observes</text:span><text:span text:style-name="T13">&lt;</text:span><text:span text:style-name="T31">IRouteStatus</text:span><text:span text:style-name="T13">, </text:span><text:span text:style-name="T31">RouteStatus</text:span><text:span text:style-name="T13">&gt; {}</text:span></text:p>
      <text:p text:style-name="P8">}</text:p>
      <text:p text:style-name="Standard"><text:span text:style-name="T3"/></text:p>
      <text:p text:style-name="P1">Que nos va a obligar a definir tanto el "Contract" como la "ClassUnderTest":</text:p>
      <text:p text:style-name="P1"/>
      <text:p text:style-name="P19"><text:span text:style-name="T7">public</text:span><text:span text:style-name="T15"> </text:span><text:span text:style-name="T7">class</text:span><text:span text:style-name="T15"> </text:span><text:span text:style-name="T26">RouteStatus</text:span><text:span text:style-name="T15"> : </text:span><text:span text:style-name="T20">IRouteStatus</text:span><text:span text:style-name="T13"> {}</text:span></text:p>
      <text:p text:style-name="P16"><text:span text:style-name="T6">public</text:span><text:span text:style-name="T13"> </text:span><text:span text:style-name="T6">interface</text:span><text:span text:style-name="T13"> </text:span><text:span text:style-name="T19">IRouteStatus </text:span><text:span text:style-name="T13">{}</text:span></text:p>
      <text:p text:style-name="P1"/>
      <text:p text:style-name="P1">Y aqui vamos a tomar nuestra primera decision en cuanto al diseño de IrouteStatus, y es que, tal y como adelantabamos en el analisis previo, pretendemos tratar a IRouteStatus como un un ciudadano de primera clase de la Villa DDD_Value_Object. Asi que para poder decir con propiedad aquello de DDD_Value_Object IRouteStatus:</text:p>
      <text:p text:style-name="P1"/>
      <text:p text:style-name="P17"><text:span text:style-name="T6">public</text:span><text:span text:style-name="T13"> </text:span><text:span text:style-name="T6">interface</text:span><text:span text:style-name="T13"> </text:span><text:span text:style-name="T19">IRouteStatus</text:span><text:span text:style-name="T13"> : </text:span><text:span text:style-name="T19">IValueObject</text:span><text:span text:style-name="T13">&lt;</text:span><text:span text:style-name="T19">IRouteStatus</text:span><text:span text:style-name="T13">&gt;</text:span><text:span text:style-name="T19"> </text:span><text:span text:style-name="T13">{}</text:span></text:p>
      <text:p text:style-name="P1"/>
      <text:p text:style-name="P1">Y esto nos obliga a implementar el metodo has_the_same_value_as() en RouteStatus:</text:p>
      <text:p text:style-name="P1"/>
      <text:p text:style-name="P17"><text:span text:style-name="T6">public</text:span><text:span text:style-name="T13"> </text:span><text:span text:style-name="T6">class</text:span><text:span text:style-name="T13"> </text:span><text:span text:style-name="T25">RouteStatus</text:span><text:span text:style-name="T13"> : </text:span><text:span text:style-name="T19">IRouteStatus</text:span></text:p>
      <text:p text:style-name="P8">{</text:p>
      <text:p text:style-name="P16"><text:span text:style-name="T13"><text:s text:c="4"/></text:span><text:span text:style-name="T6">public</text:span><text:span text:style-name="T13"> </text:span><text:span text:style-name="T6">bool</text:span><text:span text:style-name="T13"> has_the_same_value_as(</text:span><text:span text:style-name="T19">IRouteStatus</text:span><text:span text:style-name="T13"> the_other_value_object)</text:span></text:p>
      <text:p text:style-name="P8"><text:s text:c="4"/>{</text:p>
      <text:p text:style-name="P16"><text:span text:style-name="T13"><text:s text:c="8"/></text:span><text:span text:style-name="T6">throw</text:span><text:span text:style-name="T13"> </text:span><text:span text:style-name="T6">new</text:span><text:span text:style-name="T13"> </text:span><text:span text:style-name="T29">NotImplementedException</text:span><text:span text:style-name="T14">();</text:span></text:p>
      <text:p text:style-name="P9"><text:s text:c="4"/>}</text:p>
      <text:p text:style-name="P9">}</text:p>
      <text:p text:style-name="P1"/>
      <text:p text:style-name="P1">Ya tenemos todos los elementos y obligaciones necesarios para poder empezar a desarrollar nuestras BDD_Specs.</text:p>
      <text:p text:style-name="P1"/>
      <text:p text:style-name="P1"><text:span text:style-name="T34">RouteStatusSpecs – When asked about the misrouted value</text:span>:</text:p>
      <text:p text:style-name="P1"/>
      <text:p text:style-name="P1">Esta seria la primera BDD_Spec, que ademas crremos que ya revela por donde vamos a movernos:</text:p>
      <text:p text:style-name="P1"/>
      <text:p text:style-name="P10">When asked about the misrouted value</text:p>
      <text:p text:style-name="P14">» It should return the misrouted display name.</text:p>
      <text:p text:style-name="P1"/>
      <text:p text:style-name="P1">Por lo tanto, parece que cada uno de los valores que puede tomar RouteStatus, va a poder devolvernos cual es su valor.</text:p>
      <text:p text:style-name="P1"/>
      <text:p text:style-name="P1">Vamos con el Context/Specification en codigo.</text:p>
      <text:p text:style-name="P1"/>
      <text:p text:style-name="P1">Primero el Context:</text:p>
      <text:p text:style-name="P1"/>
      <text:p text:style-name="P17"><text:span text:style-name="T6">public</text:span><text:span text:style-name="T13"> </text:span><text:span text:style-name="T6">class</text:span><text:span text:style-name="T13"> </text:span><text:span text:style-name="T25">when_asked_about_the_misrouted_value</text:span><text:span text:style-name="T13"> : </text:span><text:span text:style-name="T25">concern_for_route_status</text:span></text:p>
      <text:p text:style-name="P1"/>
      <text:p text:style-name="P1">La clase que contiene la BDD_Spec, es la responble del Context. Es importante enteder esto y mas importante todavia, evitar la confusion con el bloque ESTABLISH que muchas veces dijimos "establece el contexto", siendo esto cierto. Pero cuando hablamos de Context/Specification el Context viene representado por el nombre de la clase y se establece (ESTABLISH) coo el bloque ESTABLISH.</text:p>
      <text:p text:style-name="P1"/>
      <text:p text:style-name="P1">Ahora la unica Specification de nuestra BDD_Spec:</text:p>
      <text:p text:style-name="P1"/>
      <text:p text:style-name="P17"><text:span text:style-name="T19">It</text:span><text:span text:style-name="T13"> should_return_the_misrouted_display_name = () =&gt; result.ShouldEqual(</text:span><text:span text:style-name="T19">"MISROUTED"</text:span><text:span text:style-name="T13">);</text:span></text:p>
      <text:p text:style-name="P8"/>
      <text:p text:style-name="P16"><text:span text:style-name="T6">static</text:span><text:span text:style-name="T13"> </text:span><text:span text:style-name="T6">string</text:span><text:span text:style-name="T13"> result;</text:span></text:p>
      <text:p text:style-name="P1"/>
      <text:p text:style-name="P1">Nos hemos referido a ella muchas veces como "asercion", ya que dentro del esquema AAA (Arrange-Act-Assert), se ocupa precisamente de la parte de las aserciones. Sin embargo ya hemos visto que no siempre se corresponden exactamente, ya que, aunque no es una practica demasiado comun (y si empieza a ser demasiado comun, deberias empezar a plantearte si no estaras tomando decisiones de diseño incorrectas), una Specification puede estar formada <text:soft-page-break/>por varias aserciones.</text:p>
      <text:p text:style-name="P1"/>
      <text:p text:style-name="P1">Sobre la asercion en si, ya podemos concluir que ese "display name" del que hablabamos va a ser un string.</text:p>
      <text:p text:style-name="P1"/>
      <text:p text:style-name="P1">Vamos con el bloque BECAUSE (Act):</text:p>
      <text:p text:style-name="P1"/>
      <text:p text:style-name="P17"><text:span text:style-name="T19">Because</text:span><text:span text:style-name="T13"> of = () =&gt; sut.</text:span><text:span text:style-name="T31">display_name</text:span><text:span text:style-name="T13">();</text:span></text:p>
      <text:p text:style-name="P1"/>
      <text:p text:style-name="P1">Nueva decision de diseño. Hemos decidido que para acceder al valor "display name", proporcionaremos un metodo llamado, ¡oh, sorpresa!, display_name().</text:p>
      <text:p text:style-name="P1"/>
      <text:p text:style-name="P1">Por lo tanto para eliminar ese codigo rojo y facilitar la compilacion del codigo, debemos añadir ese metodo al "Contract" IrouteStatus:</text:p>
      <text:p text:style-name="P1"/>
      <text:p text:style-name="P17"><text:span text:style-name="T6">public</text:span><text:span text:style-name="T13"> </text:span><text:span text:style-name="T6">interface</text:span><text:span text:style-name="T13"> </text:span><text:span text:style-name="T19">IRouteStatus</text:span><text:span text:style-name="T13"> : </text:span><text:span text:style-name="T19">IValueObject</text:span><text:span text:style-name="T13">&lt;</text:span><text:span text:style-name="T19">IRouteStatus</text:span><text:span text:style-name="T13">&gt;</text:span></text:p>
      <text:p text:style-name="P8">{</text:p>
      <text:p text:style-name="P16"><text:span text:style-name="T13"><text:s text:c="4"/></text:span><text:span text:style-name="T6">string</text:span><text:span text:style-name="T13"> display_name();</text:span></text:p>
      <text:p text:style-name="P8">}</text:p>
      <text:p text:style-name="P1"/>
      <text:p text:style-name="P1">Con lo que necesitaremos implementarlo en la "ClassUnderTest":</text:p>
      <text:p text:style-name="P1"/>
      <text:p text:style-name="P17"><text:span text:style-name="T6">public</text:span><text:span text:style-name="T13"> </text:span><text:span text:style-name="T6">class</text:span><text:span text:style-name="T13"> </text:span><text:span text:style-name="T25">RouteStatus</text:span><text:span text:style-name="T13"> : </text:span><text:span text:style-name="T19">IRouteStatus</text:span></text:p>
      <text:p text:style-name="P8">{</text:p>
      <text:p text:style-name="P16"><text:span text:style-name="T13"><text:s text:c="4"/></text:span><text:span text:style-name="T6">public</text:span><text:span text:style-name="T13"> </text:span><text:span text:style-name="T6">bool</text:span><text:span text:style-name="T13"> has_the_same_value_as(</text:span><text:span text:style-name="T19">IRouteStatus</text:span><text:span text:style-name="T13"> the_other_value_object)</text:span></text:p>
      <text:p text:style-name="P8"><text:s text:c="4"/>{</text:p>
      <text:p text:style-name="P16"><text:span text:style-name="T13"><text:s text:c="8"/></text:span><text:span text:style-name="T6">throw</text:span><text:span text:style-name="T13"> </text:span><text:span text:style-name="T6">new</text:span><text:span text:style-name="T13"> </text:span><text:span text:style-name="T29">NotImplementedException</text:span><text:span text:style-name="T14">();</text:span></text:p>
      <text:p text:style-name="P9"><text:s text:c="4"/>}</text:p>
      <text:p text:style-name="P9"/>
      <text:p text:style-name="P16"><text:span text:style-name="T14"><text:s text:c="4"/></text:span><text:span text:style-name="T8">public</text:span><text:span text:style-name="T14"> </text:span><text:span text:style-name="T8">string</text:span><text:span text:style-name="T14"> display_name()</text:span></text:p>
      <text:p text:style-name="P9"><text:s text:c="4"/>{</text:p>
      <text:p text:style-name="P16"><text:span text:style-name="T14"><text:s text:c="8"/></text:span><text:span text:style-name="T8">throw</text:span><text:span text:style-name="T14"> </text:span><text:span text:style-name="T8">new</text:span><text:span text:style-name="T14"> </text:span><text:span text:style-name="T29">NotImplementedException</text:span><text:span text:style-name="T14">();</text:span></text:p>
      <text:p text:style-name="P9"><text:s text:c="4"/>}</text:p>
      <text:p text:style-name="P9">}</text:p>
      <text:p text:style-name="P1"/>
      <text:p text:style-name="P1">Ya tenemos nuestro armazon listo. Podemos continuar con el bloque ESTABLISH (Arrange), donde establecermos el contexto, y aqui es donde nos emncontramos con el problema. Nuestra intencion es tener un constructor en RouteStatus privado. Asi que por aqui no vamos bien.</text:p>
      <text:p text:style-name="P1"/>
      <text:p text:style-name="P1">Otro forma de abordar esto seria, prescindir de las extensiones developwithpassion y simplemente implementar nuestra BDD_Spec de la siguiente forma:</text:p>
      <text:p text:style-name="P1"/>
      <text:p text:style-name="P17"><text:span text:style-name="T6">public</text:span><text:span text:style-name="T13"> </text:span><text:span text:style-name="T6">class</text:span><text:span text:style-name="T13"> </text:span><text:span text:style-name="T25">when_asked_about_the_misrouted_value_v2</text:span></text:p>
      <text:p text:style-name="P8">{</text:p>
      <text:p text:style-name="P16"><text:span text:style-name="T13"><text:s text:c="4"/></text:span><text:span text:style-name="T20">Because</text:span><text:span text:style-name="T15"> of = () =&gt; result = </text:span><text:span text:style-name="T26">RouteStatus</text:span><text:span text:style-name="T15">.</text:span><text:span text:style-name="T32">MISROUTED</text:span><text:span text:style-name="T15">.display_name();</text:span></text:p>
      <text:p text:style-name="P8"/>
      <text:p text:style-name="P16"><text:span text:style-name="T13"><text:s text:c="4"/></text:span><text:span text:style-name="T19">It</text:span><text:span text:style-name="T13"> should_return_the_misrouted_display_name = () =&gt; </text:span></text:p>
      <text:p text:style-name="P16"><text:span text:style-name="T13"><text:s text:c="7"/>result.ShouldEqual(</text:span><text:span text:style-name="T19">"MISROUTED"</text:span><text:span text:style-name="T13">);</text:span></text:p>
      <text:p text:style-name="P8"/>
      <text:p text:style-name="P16"><text:span text:style-name="T13"><text:s text:c="4"/></text:span><text:span text:style-name="T6">static</text:span><text:span text:style-name="T13"> </text:span><text:span text:style-name="T6">string</text:span><text:span text:style-name="T13"> result;</text:span></text:p>
      <text:p text:style-name="P8">}</text:p>
      <text:p text:style-name="P1"/>
      <text:p text:style-name="P1">Si nos fijamos, nuestro Context/Specification NO ha cambiado, seguimos con la misma BDD_Spec:</text:p>
      <text:p text:style-name="P1"/>
      <text:p text:style-name="P10">When asked about the misrouted value</text:p>
      <text:p text:style-name="P11">» It should return the misrouted display name.</text:p>
      <text:p text:style-name="P1"/>
      <text:p text:style-name="P1">Solo que ahora seguimos una estrategia diferente, que nos va a llevar a un diseño (todo lo que hemos hecho, al final, viene motivado por o condiciona a el diseño).</text:p>
      <text:p text:style-name="P1"/>
      <text:p text:style-name="P1"><text:soft-page-break/>Prestemos atencion ahora al bloque BECAUSE y en especial al codigo rojo:</text:p>
      <text:p text:style-name="P1"/>
      <text:p text:style-name="P17"><text:span text:style-name="T19">Because</text:span><text:span text:style-name="T13"> of = () =&gt; result = </text:span><text:span text:style-name="T25">RouteStatus</text:span><text:span text:style-name="T13">.</text:span><text:span text:style-name="T31">MISROUTED</text:span><text:span text:style-name="T13">.display_name();</text:span></text:p>
      <text:p text:style-name="P1"/>
      <text:p text:style-name="P1">Claramente estamos poniendo de manifiesto que:</text:p>
      <text:p text:style-name="P1"/>
      <text:list xml:id="list36461701" text:style-name="L61">
        <text:list-item>
          <text:p text:style-name="P6"><text:span text:style-name="T3">Queremos usar la clase RouteStatus sin instanciar.</text:span></text:p>
        </text:list-item>
        <text:list-item>
          <text:p text:style-name="P6"><text:span text:style-name="T3">Necesitamos un campo (field) llamado MISROUTED.</text:span></text:p>
        </text:list-item>
        <text:list-item>
          <text:p text:style-name="P6"><text:span text:style-name="T3">Ese campo (field), si que tiene que ser una instancia ya que podemos invocar el metodo display_name().</text:span></text:p>
        </text:list-item>
      </text:list>
      <text:p text:style-name="Standard"><text:span text:style-name="T3"/></text:p>
      <text:p text:style-name="Standard"><text:span text:style-name="T3">Por lo tanto, nos vamos dirigiendo poco a poco hacia el diseño que tenemos en mente. De hecho, para empezar ya hemos salvado el problema del constructor privado, ya que ahora no lo necesitamos como clientes, asi que podemos usar el contructor privado.</text:span></text:p>
      <text:p text:style-name="Standard"><text:span text:style-name="T3"/></text:p>
      <text:p text:style-name="Standard"><text:span text:style-name="T3">Vamos paso a paso y sin hacer trampas.</text:span></text:p>
      <text:p text:style-name="Standard"><text:span text:style-name="T3"/></text:p>
      <text:p text:style-name="Standard"><text:span text:style-name="T3">Lo primero, como siempre, arreglar el codigo rojo para que al menos compile. Con esto conseguimos el objetivo:</text:span></text:p>
      <text:p text:style-name="Standard"><text:span text:style-name="T3"/></text:p>
      <text:p text:style-name="P15"><text:span text:style-name="T7">public</text:span><text:span text:style-name="T15"> </text:span><text:span text:style-name="T7">class</text:span><text:span text:style-name="T15"> </text:span><text:span text:style-name="T26">RouteStatus</text:span><text:span text:style-name="T15"> : </text:span><text:span text:style-name="T20">IRouteStatus</text:span></text:p>
      <text:p text:style-name="P8">{</text:p>
      <text:p text:style-name="P16"><text:span text:style-name="T13"><text:s text:c="4"/></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MISROUTED = </text:span><text:span text:style-name="T6">new</text:span><text:span text:style-name="T13"> </text:span><text:span text:style-name="T25">RouteStatus</text:span><text:span text:style-name="T32">("MISROUTED")</text:span><text:span text:style-name="T13">;</text:span></text:p>
      <text:p text:style-name="P8"><text:s text:c="8"/></text:p>
      <text:p text:style-name="P8"><text:s text:c="8"/></text:p>
      <text:p text:style-name="P16"><text:span text:style-name="T13"><text:s text:c="4"/></text:span><text:span text:style-name="T6">public</text:span><text:span text:style-name="T13"> </text:span><text:span text:style-name="T6">bool</text:span><text:span text:style-name="T13"> has_the_same_value_as(</text:span><text:span text:style-name="T19">IRouteStatus</text:span><text:span text:style-name="T13"> the_other_value_object)</text:span></text:p>
      <text:p text:style-name="P8"><text:s text:c="4"/>{</text:p>
      <text:p text:style-name="P16"><text:span text:style-name="T13"><text:s text:c="8"/></text:span><text:span text:style-name="T6">throw</text:span><text:span text:style-name="T13"> </text:span><text:span text:style-name="T6">new</text:span><text:span text:style-name="T13"> </text:span><text:span text:style-name="T29">NotImplementedException</text:span><text:span text:style-name="T14">();</text:span></text:p>
      <text:p text:style-name="P9"><text:s text:c="4"/>}</text:p>
      <text:p text:style-name="P9"/>
      <text:p text:style-name="P16"><text:span text:style-name="T14"><text:s text:c="4"/></text:span><text:span text:style-name="T8">public</text:span><text:span text:style-name="T14"> </text:span><text:span text:style-name="T8">string</text:span><text:span text:style-name="T14"> display_name()</text:span></text:p>
      <text:p text:style-name="P9"><text:s text:c="4"/>{</text:p>
      <text:p text:style-name="P16"><text:span text:style-name="T14"><text:s text:c="8"/></text:span><text:span text:style-name="T8">throw</text:span><text:span text:style-name="T14"> </text:span><text:span text:style-name="T8">new</text:span><text:span text:style-name="T14"> </text:span><text:span text:style-name="T29">NotImplementedException</text:span><text:span text:style-name="T14">();</text:span></text:p>
      <text:p text:style-name="P9"><text:s text:c="4"/>}</text:p>
      <text:p text:style-name="P9">}</text:p>
      <text:p text:style-name="Standard"><text:span text:style-name="T3"/></text:p>
      <text:p text:style-name="Standard"><text:span text:style-name="T3">Es decir, ahora en nuestra BDD_Spec tenemos que:</text:span></text:p>
      <text:p text:style-name="Standard"><text:span text:style-name="T3"/></text:p>
      <text:p text:style-name="P15"><text:span text:style-name="T20">Because</text:span><text:span text:style-name="T15"> of = () =&gt; result = </text:span><text:span text:style-name="T26">RouteStatus</text:span><text:span text:style-name="T15">.MISROUTED.display_name();</text:span></text:p>
      <text:p text:style-name="Standard"><text:span text:style-name="T3"/></text:p>
      <text:p text:style-name="Standard"><text:span text:style-name="T3">Nada de rojo. Todo correcto. Pero para corregir el bloque BECAUSE, nos hemos metido en otro problema:</text:span></text:p>
      <text:p text:style-name="Standard"><text:span text:style-name="T3"/></text:p>
      <text:p text:style-name="P15"><text:span text:style-name="T7">public</text:span><text:span text:style-name="T15"> </text:span><text:span text:style-name="T7">class</text:span><text:span text:style-name="T15"> </text:span><text:span text:style-name="T26">RouteStatus</text:span><text:span text:style-name="T15"> : </text:span><text:span text:style-name="T20">IRouteStatus</text:span></text:p>
      <text:p text:style-name="P8">{</text:p>
      <text:p text:style-name="P16"><text:span text:style-name="T13"><text:s text:c="4"/></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MISROUTED = </text:span><text:span text:style-name="T6">new</text:span><text:span text:style-name="T13"> </text:span><text:span text:style-name="T25">RouteStatus</text:span><text:span text:style-name="T32">("MISROUTED")</text:span><text:span text:style-name="T13">;</text:span></text:p>
      <text:p text:style-name="P1"/>
      <text:p text:style-name="P1">Ese codigo rojo que aparece ahora, en el codigo real no aparece como tal, sino en forma de subrayado ondulado rojo, pero la unica forma que teniamos de incluirlo en el manual era con una captura de pantalla. Por esa razon manipulamos el color y hemos pasado el rojo del subrayado al propio codigo. Sea como fuere, el codigo no compila, porque no existe ningun constructor para RouteStatus que admita un argumento de tipo string.</text:p>
      <text:p text:style-name="P1"/>
      <text:p text:style-name="P1">Por lo tanto para poder eliminar ese nuevo rojo debemos crear el constructor (te das cuenta de hacia donde estamos llevando esto, ¿verdad?):</text:p>
      <text:p text:style-name="P1"/>
      <text:p text:style-name="P17"><text:span text:style-name="T6">public</text:span><text:span text:style-name="T13"> </text:span><text:span text:style-name="T6">class</text:span><text:span text:style-name="T13"> </text:span><text:span text:style-name="T25">RouteStatus</text:span><text:span text:style-name="T13"> : </text:span><text:span text:style-name="T19">IRouteStatus</text:span></text:p>
      <text:p text:style-name="P8">{</text:p>
      <text:p text:style-name="P16"><text:span text:style-name="T13"><text:s text:c="4"/></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MISROUTED = </text:span><text:span text:style-name="T6">new</text:span><text:span text:style-name="T13"> </text:span><text:span text:style-name="T25">RouteStatus</text:span><text:span text:style-name="T13">(</text:span><text:span text:style-name="T19">"MISROUTED"</text:span><text:span text:style-name="T13">);</text:span></text:p>
      <text:p text:style-name="P8"><text:s text:c="8"/></text:p>
      <text:p text:style-name="P8"><text:s text:c="8"/></text:p>
      <text:p text:style-name="P16"><text:soft-page-break/><text:span text:style-name="T13"><text:s text:c="4"/></text:span><text:span text:style-name="T13">RouteStatus(</text:span><text:span text:style-name="T6">string</text:span><text:span text:style-name="T13"> the_injected_value)</text:span></text:p>
      <text:p text:style-name="P8"><text:s text:c="4"/>{</text:p>
      <text:p text:style-name="P16"><text:span text:style-name="T13"><text:s text:c="8"/></text:span><text:span text:style-name="T6">throw</text:span><text:span text:style-name="T13"> </text:span><text:span text:style-name="T6">new</text:span><text:span text:style-name="T13"> </text:span><text:span text:style-name="T29">NotImplementedException</text:span><text:span text:style-name="T14">();</text:span></text:p>
      <text:p text:style-name="P16"><text:span text:style-name="T14"><text:s text:c="4"/>}</text:span></text:p>
      <text:p text:style-name="P9"/>
      <text:p text:style-name="P16"><text:span text:style-name="T14"><text:s text:c="4"/></text:span><text:span text:style-name="T8">public</text:span><text:span text:style-name="T14"> </text:span><text:span text:style-name="T8">bool</text:span><text:span text:style-name="T14"> has_the_same_value_as(</text:span><text:span text:style-name="T21">IRouteStatus</text:span><text:span text:style-name="T14"> the_other_value_object)</text:span></text:p>
      <text:p text:style-name="P9"><text:s text:c="4"/>{</text:p>
      <text:p text:style-name="P16"><text:span text:style-name="T14"><text:s text:c="8"/></text:span><text:span text:style-name="T8">throw</text:span><text:span text:style-name="T14"> </text:span><text:span text:style-name="T8">new</text:span><text:span text:style-name="T14"> </text:span><text:span text:style-name="T29">NotImplementedException</text:span><text:span text:style-name="T14">();</text:span></text:p>
      <text:p text:style-name="P9"><text:s text:c="4"/>}</text:p>
      <text:p text:style-name="P9"/>
      <text:p text:style-name="P16"><text:span text:style-name="T14"><text:s text:c="4"/></text:span><text:span text:style-name="T8">public</text:span><text:span text:style-name="T14"> </text:span><text:span text:style-name="T8">string</text:span><text:span text:style-name="T14"> display_name()</text:span></text:p>
      <text:p text:style-name="P9"><text:s text:c="4"/>{</text:p>
      <text:p text:style-name="P16"><text:span text:style-name="T14"><text:s text:c="8"/></text:span><text:span text:style-name="T8">throw</text:span><text:span text:style-name="T14"> </text:span><text:span text:style-name="T8">new</text:span><text:span text:style-name="T14"> </text:span><text:span text:style-name="T29">NotImplementedException</text:span><text:span text:style-name="T14">();</text:span></text:p>
      <text:p text:style-name="P16"><text:span text:style-name="T14"><text:s text:c="4"/>}</text:span></text:p>
      <text:p text:style-name="P9">}</text:p>
      <text:p text:style-name="P1"/>
      <text:p text:style-name="P1">Fantastico. Ya compila. Y aun por encima hemos llegado a donde queriamos.</text:p>
      <text:p text:style-name="P1"/>
      <text:p text:style-name="P1">Seguimos con nuestro proceso de siempre, necesitamos correr la BDD_Spec para verla fallar por los motivos adecuados:</text:p>
      <text:p text:style-name="P1"/>
      <text:p text:style-name="P10">------ Test started: Assembly: dddsample.specs.dll ------</text:p>
      <text:p text:style-name="P14"/>
      <text:p text:style-name="P14">when asked about the misrouted value v2</text:p>
      <text:p text:style-name="P14">» should return the misrouted display name (FAIL)</text:p>
      <text:p text:style-name="P14"/>
      <text:p text:style-name="P14">Test 'should return the misrouted display name' failed:</text:p>
      <text:p text:style-name="P14"><text:tab/>System.Reflection.TargetInvocationException: Exception has been thrown by the target of an invocation. ---&gt; System.TypeInitializationException: The type initializer for 'dddsample.specs.domain.model.cargo.aggregate.RouteStatus' threw an exception. ---&gt; System.NotImplementedException: The method or operation is not implemented.</text:p>
      <text:p text:style-name="P14"/>
      <text:p text:style-name="P14">(....)</text:p>
      <text:p text:style-name="P14"/>
      <text:p text:style-name="P14"/>
      <text:p text:style-name="P14">0 passed, 1 failed, 0 skipped, took 0,62 seconds (Machine.Specifications 0.3.0).</text:p>
      <text:p text:style-name="P1"/>
      <text:p text:style-name="P1">Por el momento todo va segun lo esperado.</text:p>
      <text:p text:style-name="P1"/>
      <text:p text:style-name="P1">Vamos a hacer que pase el test, para ello necesitamos que el valor inyectado a traves del constructor de RouteStatus, se almacene internamente y a posteriori sea devuelto a traves del metodo display_name(). Es decir:</text:p>
      <text:p text:style-name="P1"/>
      <text:p text:style-name="P17"><text:span text:style-name="T6">public</text:span><text:span text:style-name="T13"> </text:span><text:span text:style-name="T6">class</text:span><text:span text:style-name="T13"> </text:span><text:span text:style-name="T25">RouteStatus</text:span><text:span text:style-name="T13"> : </text:span><text:span text:style-name="T19">IRouteStatus</text:span></text:p>
      <text:p text:style-name="P8">{</text:p>
      <text:p text:style-name="P16"><text:span text:style-name="T13"><text:s text:c="4"/></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MISROUTED = </text:span><text:span text:style-name="T6">new</text:span><text:span text:style-name="T13"> </text:span><text:span text:style-name="T25">RouteStatus</text:span><text:span text:style-name="T13">(</text:span><text:span text:style-name="T19">"MISROUTED"</text:span><text:span text:style-name="T13">);</text:span></text:p>
      <text:p text:style-name="P8"><text:s text:c="8"/></text:p>
      <text:p text:style-name="P8"><text:s text:c="8"/></text:p>
      <text:p text:style-name="P16"><text:span text:style-name="T13"><text:s text:c="4"/></text:span><text:span text:style-name="T6">readonly</text:span><text:span text:style-name="T13"> </text:span><text:span text:style-name="T6">string</text:span><text:span text:style-name="T13"> underlying_display_name;</text:span></text:p>
      <text:p text:style-name="P8"/>
      <text:p text:style-name="P16"><text:span text:style-name="T13"><text:s text:c="4"/>RouteStatus(</text:span><text:span text:style-name="T6">string</text:span><text:span text:style-name="T13"> the_injected_value)</text:span></text:p>
      <text:p text:style-name="P8"><text:s text:c="4"/>{</text:p>
      <text:p text:style-name="P8"><text:s text:c="8"/>underlying_display_name = the_injected_value;</text:p>
      <text:p text:style-name="P8"><text:s text:c="4"/>}</text:p>
      <text:p text:style-name="P8"/>
      <text:p text:style-name="P16"><text:span text:style-name="T13"><text:s text:c="4"/></text:span><text:span text:style-name="T6">public</text:span><text:span text:style-name="T13"> </text:span><text:span text:style-name="T6">string</text:span><text:span text:style-name="T13"> display_name()</text:span></text:p>
      <text:p text:style-name="P8"><text:s text:c="4"/>{</text:p>
      <text:p text:style-name="P16"><text:span text:style-name="T13"><text:s text:c="8"/></text:span><text:span text:style-name="T6">return</text:span><text:span text:style-name="T13"> underlying_display_name;</text:span></text:p>
      <text:p text:style-name="P8"><text:s text:c="4"/>}</text:p>
      <text:p text:style-name="P8"/>
      <text:p text:style-name="P16"><text:span text:style-name="T13"><text:s text:c="4"/></text:span><text:span text:style-name="T6">public</text:span><text:span text:style-name="T13"> </text:span><text:span text:style-name="T6">bool</text:span><text:span text:style-name="T13"> has_the_same_value_as(</text:span><text:span text:style-name="T19">IRouteStatus</text:span><text:span text:style-name="T13"> the_other_value_object)</text:span></text:p>
      <text:p text:style-name="P8"><text:s text:c="4"/>{</text:p>
      <text:p text:style-name="P16"><text:span text:style-name="T13"><text:s text:c="8"/></text:span><text:span text:style-name="T6">throw</text:span><text:span text:style-name="T13"> </text:span><text:span text:style-name="T6">new</text:span><text:span text:style-name="T13"> </text:span><text:span text:style-name="T29">NotImplementedException</text:span><text:span text:style-name="T14">();</text:span></text:p>
      <text:p text:style-name="P9"><text:soft-page-break/><text:s text:c="4"/>}</text:p>
      <text:p text:style-name="P9">}</text:p>
      <text:p text:style-name="P1"/>
      <text:p text:style-name="P1">Probamos de nuevo:</text:p>
      <text:p text:style-name="P1"/>
      <text:p text:style-name="P10">------ Test started: Assembly: dddsample.specs.dll ------</text:p>
      <text:p text:style-name="P14"/>
      <text:p text:style-name="P14">when asked about the misrouted value v2</text:p>
      <text:p text:style-name="P14">» should return the misrouted display name</text:p>
      <text:p text:style-name="P14"/>
      <text:p text:style-name="P14"/>
      <text:p text:style-name="P14">1 passed, 0 failed, 0 skipped, took 0,44 seconds (Machine.Specifications 0.3.0).</text:p>
      <text:p text:style-name="P1"/>
      <text:p text:style-name="P1">Lo hemos conseguido. Ahora solo necesitamos borrar lo de la "v2" ya que esta es la version que queremos.</text:p>
      <text:p text:style-name="P1"/>
      <text:p text:style-name="P1">Vamos a repetir el proceso para el siguiente valor, ya que ahora no vamos a tener los mismos errores.</text:p>
      <text:p text:style-name="P1"/>
      <text:p text:style-name="P1"><text:span text:style-name="T34">RouteStatusSpecs – When asked about the routed value</text:span>:</text:p>
      <text:p text:style-name="P1"/>
      <text:p text:style-name="P1">No deberia suponer ninguna sorpresa saber esta seria la BDD_Spec:</text:p>
      <text:p text:style-name="P1"/>
      <text:p text:style-name="P10">When asked about the routed value</text:p>
      <text:p text:style-name="P14">» It should return the routed display name.</text:p>
      <text:p text:style-name="P1"/>
      <text:p text:style-name="P1">Vamos con la clase y el bloque IT:</text:p>
      <text:p text:style-name="P1"/>
      <text:p text:style-name="P17"><text:span text:style-name="T6">public</text:span><text:span text:style-name="T13"> </text:span><text:span text:style-name="T6">class</text:span><text:span text:style-name="T13"> </text:span><text:span text:style-name="T25">when_asked_about_the_routed_value</text:span></text:p>
      <text:p text:style-name="P8">{</text:p>
      <text:p text:style-name="P16"><text:span text:style-name="T13"><text:s text:c="4"/></text:span><text:span text:style-name="T19">It</text:span><text:span text:style-name="T13"> should_return_the_routed_display_name = () =&gt; result.ShouldEqual(</text:span><text:span text:style-name="T19">"ROUTED"</text:span><text:span text:style-name="T13">);</text:span></text:p>
      <text:p text:style-name="P8"/>
      <text:p text:style-name="P16"><text:span text:style-name="T13"><text:s text:c="4"/></text:span><text:span text:style-name="T6">static</text:span><text:span text:style-name="T13"> </text:span><text:span text:style-name="T6">string</text:span><text:span text:style-name="T13"> result;</text:span></text:p>
      <text:p text:style-name="P8">}</text:p>
      <text:p text:style-name="P1"/>
      <text:p text:style-name="P1">Igual que en el caso anterior solo que ahora esperamos recibir "ROUTED" en lugar de "MISROUTED".</text:p>
      <text:p text:style-name="P1"/>
      <text:p text:style-name="P1">El bloque because para completar la BDD_Spec seria este:</text:p>
      <text:p text:style-name="P1"/>
      <text:p text:style-name="P17"><text:span text:style-name="T19">Because</text:span><text:span text:style-name="T13"> of = () =&gt; result = </text:span><text:span text:style-name="T25">RouteStatus</text:span><text:span text:style-name="T13">.</text:span><text:span text:style-name="T31">ROUTED</text:span><text:span text:style-name="T13">.display_name();</text:span></text:p>
      <text:p text:style-name="P1"/>
      <text:p text:style-name="P1">Como siempre, tenemos que solucionar el codigo rojo para que compile. Pero esta vez necesitamos menos que en la BDD_Spec anterior, puesto que toda la infraestructura del constructor privado, etc, ya lo tenemos. Asi que basta con añadir esta linea a la clase RouteStatus:</text:p>
      <text:p text:style-name="P1"/>
      <text:p text:style-name="P17"><text:span text:style-name="T6">public</text:span><text:span text:style-name="T13"> </text:span><text:span text:style-name="T6">class</text:span><text:span text:style-name="T13"> </text:span><text:span text:style-name="T25">RouteStatus</text:span><text:span text:style-name="T13"> : </text:span><text:span text:style-name="T19">IRouteStatus</text:span></text:p>
      <text:p text:style-name="P8">{</text:p>
      <text:p text:style-name="P16"><text:span text:style-name="T13"><text:s text:c="4"/></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ROUTED = </text:span><text:span text:style-name="T6">new</text:span><text:span text:style-name="T13"> </text:span><text:span text:style-name="T25">RouteStatus</text:span><text:span text:style-name="T13">(</text:span><text:span text:style-name="T19">"ROUTED"</text:span><text:span text:style-name="T13">);</text:span></text:p>
      <text:p text:style-name="P16"><text:span text:style-name="T13"><text:s text:c="4"/></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MISROUTED = </text:span><text:span text:style-name="T6">new</text:span><text:span text:style-name="T13"> </text:span><text:span text:style-name="T25">RouteStatus</text:span><text:span text:style-name="T13">(</text:span><text:span text:style-name="T19">"MISROUTED"</text:span><text:span text:style-name="T13">);</text:span></text:p>
      <text:p text:style-name="P8"><text:s text:c="4"/></text:p>
      <text:p text:style-name="P1"/>
      <text:p text:style-name="P1">Ya podemos ejecutar la BDD_Spec, esperando nuestro fallo:</text:p>
      <text:p text:style-name="P1"/>
      <text:p text:style-name="P10">------ Test started: Assembly: dddsample.specs.dll ------</text:p>
      <text:p text:style-name="P14"/>
      <text:p text:style-name="P14">when asked about the routed value</text:p>
      <text:p text:style-name="P14">» should return the routed display name</text:p>
      <text:p text:style-name="P14"/>
      <text:p text:style-name="P14"/>
      <text:p text:style-name="P14">1 passed, 0 failed, 0 skipped, took 0,45 seconds (Machine.Specifications 0.3.0).</text:p>
      <text:p text:style-name="P1"/>
      <text:p text:style-name="P1"><text:soft-page-break/>Pues no hay fallo...</text:p>
      <text:p text:style-name="P1"/>
      <text:p text:style-name="P1">Tenemos bastante claro que no es un falso positivo, pero necesitamos alguna prueba un poco mas contundente que nuestra intuicion asi que, VAMOS A HACER FALLAR EL TEST.</text:p>
      <text:p text:style-name="P1"/>
      <text:p text:style-name="P1">Para ello, cambiamos esto que teniamos en nuestro bloque IT:</text:p>
      <text:p text:style-name="P1"/>
      <text:p text:style-name="P18"><text:span text:style-name="T19">It</text:span><text:span text:style-name="T13"> should_return_the_routed_display_name = () =&gt; result.ShouldEqual(</text:span><text:span text:style-name="T19">"ROUTED"</text:span><text:span text:style-name="T13">);</text:span></text:p>
      <text:p text:style-name="P1"/>
      <text:p text:style-name="P1">por esto otro:</text:p>
      <text:p text:style-name="P1"/>
      <text:p text:style-name="P18"><text:span text:style-name="T19">It</text:span><text:span text:style-name="T13"> should_return_the_routed_display_name = () =&gt; result.ShouldEqual(</text:span><text:span text:style-name="T19">"Hello"</text:span><text:span text:style-name="T13">);</text:span></text:p>
      <text:p text:style-name="P1"/>
      <text:p text:style-name="P1">y ejecutamos la BDD_Spec:</text:p>
      <text:p text:style-name="P1"/>
      <text:p text:style-name="P10">------ Test started: Assembly: dddsample.specs.dll ------</text:p>
      <text:p text:style-name="P14"/>
      <text:p text:style-name="P14">when asked about the routed value</text:p>
      <text:p text:style-name="P14">» should return the routed display name (FAIL)</text:p>
      <text:p text:style-name="P14"/>
      <text:p text:style-name="P14">Test 'should return the routed display name' failed:</text:p>
      <text:p text:style-name="P14"><text:tab/>Machine.Specifications.SpecificationException: Should equal "Hello" but is "ROUTED"</text:p>
      <text:p text:style-name="P14"><text:tab/>at Machine.Specifications.ShouldExtensionMethods.ShouldEqual[T](T actual, T expected)</text:p>
      <text:p text:style-name="P14"><text:tab/>domain\model\cargo.aggregate\RouteStatusSpecs.cs(23,0): at dddsample.specs.domain.model.cargo.aggregate.when_asked_about_the_routed_value.&lt;.ctor&gt;b__1()</text:p>
      <text:p text:style-name="P14"><text:tab/>at Machine.Specifications.Model.Specification.InvokeSpecificationField()</text:p>
      <text:p text:style-name="P14"><text:tab/>at Machine.Specifications.Model.Specification.Verify()</text:p>
      <text:p text:style-name="P14"/>
      <text:p text:style-name="P14">0 passed, 1 failed, 0 skipped, took 0,61 seconds (Machine.Specifications 0.3.0).</text:p>
      <text:p text:style-name="P1"/>
      <text:p text:style-name="P1">Justo lo que esperabamos:</text:p>
      <text:p text:style-name="P1"/>
      <text:p text:style-name="P12">Should equal "Hello" but is "ROUTED"</text:p>
      <text:p text:style-name="P1"/>
      <text:p text:style-name="P1">Por lo tanto nuestro codigo esta bien. Asi que podemos recuperar el estado original de nuestra BDD_Spec:</text:p>
      <text:p text:style-name="P1"/>
      <text:p text:style-name="P17"><text:span text:style-name="T6">public</text:span><text:span text:style-name="T13"> </text:span><text:span text:style-name="T6">class</text:span><text:span text:style-name="T13"> </text:span><text:span text:style-name="T25">when_asked_about_the_routed_value</text:span></text:p>
      <text:p text:style-name="P8">{</text:p>
      <text:p text:style-name="P16"><text:span text:style-name="T13"><text:s text:c="4"/></text:span><text:span text:style-name="T19">Because</text:span><text:span text:style-name="T13"> of = () =&gt; result = </text:span><text:span text:style-name="T25">RouteStatus</text:span><text:span text:style-name="T13">.ROUTED.display_name();</text:span></text:p>
      <text:p text:style-name="P8"/>
      <text:p text:style-name="P16"><text:span text:style-name="T13"><text:s text:c="4"/></text:span><text:span text:style-name="T19">It</text:span><text:span text:style-name="T13"> should_return_the_routed_display_name = () =&gt; result.ShouldEqual(</text:span><text:span text:style-name="T19">"ROUTED"</text:span><text:span text:style-name="T13">);</text:span></text:p>
      <text:p text:style-name="P8"/>
      <text:p text:style-name="P16"><text:span text:style-name="T13"><text:s text:c="4"/></text:span><text:span text:style-name="T6">static</text:span><text:span text:style-name="T13"> </text:span><text:span text:style-name="T6">string</text:span><text:span text:style-name="T13"> result;</text:span></text:p>
      <text:p text:style-name="P8">}</text:p>
      <text:p text:style-name="P1"/>
      <text:p text:style-name="P1">Y volver a ejecutar la BDD_Spec:</text:p>
      <text:p text:style-name="P1"/>
      <text:p text:style-name="P10">1 passed, 0 failed, 0 skipped, took 0,65 seconds (Machine.Specifications 0.3.0).</text:p>
      <text:p text:style-name="P1"/>
      <text:p text:style-name="P1">Mejor imposible.</text:p>
      <text:p text:style-name="P1"/>
      <text:p text:style-name="P1"><text:span text:style-name="T34">RouteStatusSpecs – When asked about the not routed value</text:span>:</text:p>
      <text:p text:style-name="P1"/>
      <text:p text:style-name="P1">El proceso para añadir "NOT_ROUTED" es exactamente el mismo que hemos utilizado en la BDD_Spec anterior para añadir "ROUTED", por lo tanto no nos vamos a repetir. Si quieres puedes consultarlo en el codigo fuente.</text:p>
      <text:p text:style-name="P1"/>
      <text:p text:style-name="P1">Dejamos la definicion de la BDD_Spec:</text:p>
      <text:p text:style-name="P1"/>
      <text:p text:style-name="P10">When asked about the not routed value</text:p>
      <text:p text:style-name="P11">» It should return the not routed display name.</text:p>
      <text:p text:style-name="P1"/>
      <text:p text:style-name="P1"><text:soft-page-break/><text:span text:style-name="T34">RouteStatusSpecs – When comparing two equal route status</text:span>:</text:p>
      <text:p text:style-name="P1"/>
      <text:p text:style-name="P1">Vamos ahora con esta BDD_Spec:</text:p>
      <text:p text:style-name="P1"/>
      <text:p text:style-name="P10">When comparing two equal route status</text:p>
      <text:p text:style-name="P14">» It should confirm that both have the same value.</text:p>
      <text:p text:style-name="P1"/>
      <text:p text:style-name="P1">Con ella esperamos empezar a definir el comprotamiento que debe tener la igualdad cuando hablamos de cualquier DDD_Value_Object.</text:p>
      <text:p text:style-name="P1"/>
      <text:p text:style-name="P1">La implementacion es muy sencillita, asi que la mostramos ya completa:</text:p>
      <text:p text:style-name="P1"/>
      <text:p text:style-name="P17"><text:span text:style-name="T6">public</text:span><text:span text:style-name="T13"> </text:span><text:span text:style-name="T6">class</text:span><text:span text:style-name="T13"> </text:span><text:span text:style-name="T25">when_comparing_two_equal_route_status</text:span></text:p>
      <text:p text:style-name="P8">{</text:p>
      <text:p text:style-name="P16"><text:span text:style-name="T13"><text:s text:c="4"/></text:span><text:span text:style-name="T19">Because</text:span><text:span text:style-name="T13"> of = () =&gt; </text:span></text:p>
      <text:p text:style-name="P16"><text:span text:style-name="T13"><text:s text:c="7"/>result = </text:span><text:span text:style-name="T25">RouteStatus</text:span><text:span text:style-name="T13">.MISROUTED.has_the_same_value_as(</text:span><text:span text:style-name="T25">RouteStatus</text:span><text:span text:style-name="T13">.MISROUTED);</text:span></text:p>
      <text:p text:style-name="P8"/>
      <text:p text:style-name="P16"><text:span text:style-name="T13"><text:s text:c="4"/></text:span><text:span text:style-name="T19">It</text:span><text:span text:style-name="T13"> should_confirm_that_both_have_the_same_value = () =&gt; result.ShouldBeTrue();</text:span></text:p>
      <text:p text:style-name="P16"><text:span text:style-name="T13"><text:s text:c="4"/></text:span></text:p>
      <text:p text:style-name="P16"><text:span text:style-name="T6"><text:s text:c="4"/>static</text:span><text:span text:style-name="T13"> </text:span><text:span text:style-name="T6">bool</text:span><text:span text:style-name="T13"> result;</text:span></text:p>
      <text:p text:style-name="P8">}</text:p>
      <text:p text:style-name="P1"/>
      <text:p text:style-name="P1">Podemos destacar que en el bloque BECAUSE hemos escogido el valor MISROUTED para probar la igualdad, pero podriamos haber escogido cualquiera de los otros dos:</text:p>
      <text:p text:style-name="P1"/>
      <text:list xml:id="list37636520" text:style-name="L63">
        <text:list-item>
          <text:p text:style-name="P7"><text:span text:style-name="T3">ROUTED.</text:span></text:p>
        </text:list-item>
        <text:list-item>
          <text:p text:style-name="P7"><text:span text:style-name="T3">NOT_ROUTED.</text:span></text:p>
        </text:list-item>
      </text:list>
      <text:p text:style-name="Standard"><text:span text:style-name="T3"/></text:p>
      <text:p text:style-name="Standard"><text:span text:style-name="T3">Ejecutamos la BDD_Spec esperando nuestro fallo por no estar implementado:</text:span></text:p>
      <text:p text:style-name="Standard"><text:span text:style-name="T3"/></text:p>
      <text:p text:style-name="P13"><text:span text:style-name="T36">------ Test started: Assembly: dddsample.specs.dll ------</text:span></text:p>
      <text:p text:style-name="P14"/>
      <text:p text:style-name="P14">when comparing two equal route status</text:p>
      <text:p text:style-name="P14">» should confirm that both have the same value (FAIL)</text:p>
      <text:p text:style-name="P14"/>
      <text:p text:style-name="P14">Test 'should confirm that both have the same value' failed:</text:p>
      <text:p text:style-name="P14"><text:tab/>System.Reflection.TargetInvocationException: Exception has been thrown by the target of an invocation. ---&gt; System.NotImplementedException: The method or operation is not implemented.</text:p>
      <text:p text:style-name="P14"/>
      <text:p text:style-name="P14">(....)</text:p>
      <text:p text:style-name="P14"/>
      <text:p text:style-name="P14"/>
      <text:p text:style-name="P14">0 passed, 1 failed, 0 skipped, took 0,70 seconds (Machine.Specifications 0.3.0).</text:p>
      <text:p text:style-name="Standard"><text:span text:style-name="T3"/></text:p>
      <text:p text:style-name="Standard"><text:span text:style-name="T3">Tal y como deseabamos.</text:span></text:p>
      <text:p text:style-name="Standard"><text:span text:style-name="T3"/></text:p>
      <text:p text:style-name="Standard"><text:span text:style-name="T3">Ahora tenemos que implementar la funcionalidad de has_the_same_value_as().</text:span></text:p>
      <text:p text:style-name="Standard"><text:span text:style-name="T3"/></text:p>
      <text:p text:style-name="Standard"><text:span text:style-name="T3">Lo unico que necesitamos hacer es comparar los valores de ambos "display_names", tal que asi:</text:span></text:p>
      <text:p text:style-name="Standard"><text:span text:style-name="T3"/></text:p>
      <text:p text:style-name="P15"><text:span text:style-name="T7">public</text:span><text:span text:style-name="T15"> </text:span><text:span text:style-name="T7">bool</text:span><text:span text:style-name="T15"> has_the_same_value_as(</text:span><text:span text:style-name="T20">IRouteStatus</text:span><text:span text:style-name="T15"> the_other_route_status)</text:span></text:p>
      <text:p text:style-name="P8">{</text:p>
      <text:p text:style-name="P16"><text:span text:style-name="T13"><text:s text:c="4"/></text:span><text:span text:style-name="T6">return</text:span><text:span text:style-name="T13"> underlying_display_name.Equals(the_other_route_status.display_name());</text:span></text:p>
      <text:p text:style-name="P8">}</text:p>
      <text:p text:style-name="Standard"><text:span text:style-name="T3"/></text:p>
      <text:p text:style-name="Standard"><text:span text:style-name="T3">Con eso deberia bastar. De todas formas es interesante ver como usamos Equals() en lugar de nuestros has_the_same_value_as() o has_the_same_identity_as(). La razon es que estamos tratando con strings y no con un tipo definido por nosotros:</text:span></text:p>
      <text:p text:style-name="Standard"><text:span text:style-name="T3"/></text:p>
      <text:p text:style-name="P15"><text:span text:style-name="T7">readonly</text:span><text:span text:style-name="T15"> </text:span><text:span text:style-name="T7">string</text:span><text:span text:style-name="T15"> underlying_display_name;</text:span></text:p>
      <text:p text:style-name="Standard"><text:soft-page-break/><text:span text:style-name="T3"/></text:p>
      <text:p text:style-name="P1">En caso de haber sido un tipo definido por nosotros, con total seguridad hubiesemos utilizado has_the_same_value_as() o has_the_same_identity_as(), el que estuviese disponible dependiendo del contexto.</text:p>
      <text:p text:style-name="P1"/>
      <text:p text:style-name="P1">Comprobamos:</text:p>
      <text:p text:style-name="P1"/>
      <text:p text:style-name="P10">------ Test started: Assembly: dddsample.specs.dll ------</text:p>
      <text:p text:style-name="P14"/>
      <text:p text:style-name="P14">when comparing two equal route status</text:p>
      <text:p text:style-name="P14">» should confirm that both have the same value</text:p>
      <text:p text:style-name="P14"/>
      <text:p text:style-name="P14"/>
      <text:p text:style-name="P14">1 passed, 0 failed, 0 skipped, took 0,70 seconds (Machine.Specifications 0.3.0).</text:p>
      <text:p text:style-name="P1"/>
      <text:p text:style-name="P1"/>
      <text:p text:style-name="P1"><text:span text:style-name="T34">RouteStatusSpecs – When comparing two different route status</text:span>:</text:p>
      <text:p text:style-name="P1"/>
      <text:p text:style-name="P1">Esta BDD_Spec seria la complementaria a la anterior (que seria la del "Happy Day Scenario"). Aqui va la definicion:</text:p>
      <text:p text:style-name="P1"/>
      <text:p text:style-name="P10">When comparing two different route status</text:p>
      <text:p text:style-name="P14">» It should confirm they have different value.</text:p>
      <text:p text:style-name="P1"/>
      <text:p text:style-name="P1">Para la implementacion solo necesitamos escoger dos de los valores que puede tomar RouteStatus. En este caso nos hemos decantado por los que no usamos en la BDD_Spec anterior.</text:p>
      <text:p text:style-name="P1"/>
      <text:p text:style-name="P1">Por lo tanto, el codigo es el siguiente:</text:p>
      <text:p text:style-name="P1"/>
      <text:p text:style-name="P17"><text:span text:style-name="T6">public</text:span><text:span text:style-name="T13"> </text:span><text:span text:style-name="T6">class</text:span><text:span text:style-name="T13"> </text:span><text:span text:style-name="T25">when_comparing_two_different_route_status</text:span></text:p>
      <text:p text:style-name="P8">{</text:p>
      <text:p text:style-name="P16"><text:span text:style-name="T13"><text:s text:c="4"/></text:span><text:span text:style-name="T19">Because</text:span><text:span text:style-name="T13"> of = () =&gt; </text:span></text:p>
      <text:p text:style-name="P16"><text:span text:style-name="T13"><text:s text:c="7"/>result = </text:span><text:span text:style-name="T25">RouteStatus</text:span><text:span text:style-name="T13">.ROUTED.has_the_same_value_as(</text:span><text:span text:style-name="T25">RouteStatus</text:span><text:span text:style-name="T13">.NOT_ROUTED);</text:span></text:p>
      <text:p text:style-name="P8"/>
      <text:p text:style-name="P16"><text:span text:style-name="T13"><text:s text:c="4"/></text:span><text:span text:style-name="T19">It</text:span><text:span text:style-name="T13"> should_confirm_they_have_differennt_value = () =&gt; result.ShouldBeFalse();</text:span></text:p>
      <text:p text:style-name="P8"/>
      <text:p text:style-name="P16"><text:span text:style-name="T13"><text:s text:c="4"/></text:span><text:span text:style-name="T6">static</text:span><text:span text:style-name="T13"> </text:span><text:span text:style-name="T6">bool</text:span><text:span text:style-name="T13"> result;</text:span></text:p>
      <text:p text:style-name="P8">}</text:p>
      <text:p text:style-name="P1"/>
      <text:p text:style-name="P1">Que no deberia sorprendernos, va a pasar el test directamente:</text:p>
      <text:p text:style-name="P1"/>
      <text:p text:style-name="P10">------ Test started: Assembly: dddsample.specs.dll ------</text:p>
      <text:p text:style-name="P14"/>
      <text:p text:style-name="P14">when comparing two different route status</text:p>
      <text:p text:style-name="P14">» should confirm they have differennt value</text:p>
      <text:p text:style-name="P14"/>
      <text:p text:style-name="P14"/>
      <text:p text:style-name="P14">1 passed, 0 failed, 0 skipped, took 0,41 seconds (Machine.Specifications 0.3.0).</text:p>
      <text:p text:style-name="P1"/>
      <text:p text:style-name="P1">Si quieres, puedes hacerlo fallar primero, asertando justo lo opuesto de lo que esperas, para comprobar que este no es un falso positivo.</text:p>
      <text:p text:style-name="P1"/>
      <text:p text:style-name="P1"><text:span text:style-name="T34">RouteStatusSpecs – Conclusiones</text:span>:</text:p>
      <text:p text:style-name="P1"/>
      <text:p text:style-name="Standard"><text:span text:style-name="T3">Con las tres primeras BDD_Specs, lo que hicimos fue probar de manera indirecta que existia el RouteStatus concreto que estabamos testando. En total hicimos tres BDD_Specs al respecto, por lo tanto tenemos tres valores distintos para RouteStatus.</text:span></text:p>
      <text:p text:style-name="Standard"><text:span text:style-name="T3"/></text:p>
      <text:p text:style-name="Standard"><text:span text:style-name="T3">Cuando te encuentres en una situacion en la que no puedas testar lo que te gustaria de forma directa, primero evalua si no estas metiendo la pata con el diseño, y si, efectivamente, estas diseñando correctamente, entonces busca alguna forma indirecta para testar lo que quieres. Aun asi, la mayor parte de las veces, suele tratarse de un error </text:span><text:soft-page-break/><text:span text:style-name="T3">de diseño.</text:span></text:p>
      <text:p text:style-name="Standard"><text:span text:style-name="T3"/></text:p>
      <text:p text:style-name="Standard"><text:span text:style-name="T3">De forma directa testamos el "display_name", como es evidente.</text:span></text:p>
      <text:p text:style-name="Standard"><text:span text:style-name="T3"/></text:p>
      <text:p text:style-name="Standard"><text:span text:style-name="T3">Con las dos ultimas BDD_Specs aseguramos que nuestros RouteStatus se pueden considerar propiamente DDD_Value_Objects.</text:span></text:p>
      <text:p text:style-name="P1"/>
      <text:p text:style-name="P1">Por si acaso se nos quedo algo por el camino, aqui tienes la clase completa:</text:p>
      <text:p text:style-name="P1"/>
      <text:p text:style-name="P17"><text:span text:style-name="T6">namespace</text:span><text:span text:style-name="T13"> dddsample.domain.model.cargo.aggregate</text:span></text:p>
      <text:p text:style-name="P8">{</text:p>
      <text:p text:style-name="P16"><text:span text:style-name="T13"><text:s text:c="4"/></text:span><text:span text:style-name="T6">public</text:span><text:span text:style-name="T13"> </text:span><text:span text:style-name="T6">class</text:span><text:span text:style-name="T13"> </text:span><text:span text:style-name="T25">RouteStatus</text:span><text:span text:style-name="T13"> : </text:span><text:span text:style-name="T19">IRouteStatus</text:span></text:p>
      <text:p text:style-name="P8"><text:s text:c="4"/>{</text:p>
      <text:p text:style-name="P16"><text:span text:style-name="T13"><text:s text:c="8"/></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ROUTED = </text:span><text:span text:style-name="T6">new</text:span><text:span text:style-name="T13"> </text:span><text:span text:style-name="T25">RouteStatus</text:span><text:span text:style-name="T13">(</text:span><text:span text:style-name="T19">"ROUTED"</text:span><text:span text:style-name="T13">);</text:span></text:p>
      <text:p text:style-name="P16"><text:span text:style-name="T13"><text:s text:c="8"/></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NOT_ROUTED = </text:span><text:span text:style-name="T6">new</text:span><text:span text:style-name="T13"> </text:span><text:span text:style-name="T25">RouteStatus</text:span><text:span text:style-name="T13">(</text:span><text:span text:style-name="T19">"NOT_ROUTED"</text:span><text:span text:style-name="T13">);</text:span></text:p>
      <text:p text:style-name="P16"><text:span text:style-name="T13"><text:s text:c="8"/></text:span><text:span text:style-name="T6">public</text:span><text:span text:style-name="T13"> </text:span><text:span text:style-name="T6">static</text:span><text:span text:style-name="T13"> </text:span><text:span text:style-name="T6">readonly</text:span><text:span text:style-name="T13"> </text:span><text:span text:style-name="T19">IRouteStatus</text:span><text:span text:style-name="T13"> MISROUTED = </text:span><text:span text:style-name="T6">new</text:span><text:span text:style-name="T13"> </text:span><text:span text:style-name="T25">RouteStatus</text:span><text:span text:style-name="T13">(</text:span><text:span text:style-name="T19">"MISROUTED"</text:span><text:span text:style-name="T13">);</text:span></text:p>
      <text:p text:style-name="P8"><text:s text:c="8"/></text:p>
      <text:p text:style-name="P8"><text:s text:c="8"/></text:p>
      <text:p text:style-name="P16"><text:span text:style-name="T13"><text:s text:c="8"/></text:span><text:span text:style-name="T6">readonly</text:span><text:span text:style-name="T13"> </text:span><text:span text:style-name="T6">string</text:span><text:span text:style-name="T13"> underlying_display_name;</text:span></text:p>
      <text:p text:style-name="P8"/>
      <text:p text:style-name="P16"><text:span text:style-name="T13"><text:s text:c="8"/>RouteStatus(</text:span><text:span text:style-name="T6">string</text:span><text:span text:style-name="T13"> the_injected_value)</text:span></text:p>
      <text:p text:style-name="P8"><text:s text:c="8"/>{</text:p>
      <text:p text:style-name="P8"><text:s text:c="12"/>underlying_display_name = the_injected_value;</text:p>
      <text:p text:style-name="P8"><text:s text:c="8"/>}</text:p>
      <text:p text:style-name="P8"/>
      <text:p text:style-name="P16"><text:span text:style-name="T13"><text:s text:c="8"/></text:span><text:span text:style-name="T6">public</text:span><text:span text:style-name="T13"> </text:span><text:span text:style-name="T6">string</text:span><text:span text:style-name="T13"> display_name()</text:span></text:p>
      <text:p text:style-name="P8"><text:s text:c="8"/>{</text:p>
      <text:p text:style-name="P16"><text:span text:style-name="T13"><text:s text:c="12"/></text:span><text:span text:style-name="T6">return</text:span><text:span text:style-name="T13"> underlying_display_name;</text:span></text:p>
      <text:p text:style-name="P8"><text:s text:c="8"/>}</text:p>
      <text:p text:style-name="P8"/>
      <text:p text:style-name="P16"><text:span text:style-name="T13"><text:s text:c="8"/></text:span><text:span text:style-name="T6">public</text:span><text:span text:style-name="T13"> </text:span><text:span text:style-name="T6">bool</text:span><text:span text:style-name="T13"> has_the_same_value_as(</text:span><text:span text:style-name="T19">IRouteStatus</text:span><text:span text:style-name="T13"> the_other_route_status)</text:span></text:p>
      <text:p text:style-name="P8"><text:s text:c="8"/>{</text:p>
      <text:p text:style-name="P16"><text:span text:style-name="T13"><text:s text:c="12"/></text:span><text:span text:style-name="T6">return</text:span><text:span text:style-name="T13"> underlying_display_name</text:span></text:p>
      <text:p text:style-name="P16"><text:span text:style-name="T13"><text:s text:c="22"/>.Equals(the_other_route_status.display_name());</text:span></text:p>
      <text:p text:style-name="P8"><text:s text:c="8"/>}</text:p>
      <text:p text:style-name="P8"><text:s text:c="4"/>}</text:p>
      <text:p text:style-name="P8">}</text:p>
      <text:p text:style-name="P1"/>
      <text:p text:style-name="P1"/>
      <text:p text:style-name="P1">F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Segoe UI" svg:font-family="'Segoe UI'"/>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8H02M41S</meta:editing-duration>
    <meta:editing-cycles>48</meta:editing-cycles>
    <meta:generator>OpenOffice.org/3.2$Win32 OpenOffice.org_project/320m18$Build-9502</meta:generator>
    <dc:date>2010-06-25T18:13:36.99</dc:date>
    <meta:document-statistic meta:table-count="0" meta:image-count="0" meta:object-count="0" meta:page-count="10" meta:paragraph-count="326" meta:word-count="2663" meta:character-count="19928"/>
    <meta:user-defined meta:name="Info 1"/>
    <meta:user-defined meta:name="Info 2"/>
    <meta:user-defined meta:name="Info 3"/>
    <meta:user-defined meta:name="Info 4"/>
  </office:meta>
</office:document-meta>
</file>